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48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21cm"/>
    </style:style>
    <style:style style:name="co4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" style:family="table-cell" style:parent-style-name="Default" style:data-style-name="N2">
      <style:table-cell-properties fo:background-color="#ffff00" style:text-align-source="fix" style:repeat-content="false" style:vertical-align="middle"/>
      <style:paragraph-properties fo:text-align="start" fo:margin-left="0cm"/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start" fo:margin-left="0cm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5.999cm" svg:height="8.999cm" svg:x="25.685cm" svg:y="1.88cm">
            <draw:object draw:notify-on-update-of-ranges="Лист1.A8:Лист1.B25 Лист1.C7:Лист1.C7 Лист1.C8:Лист1.C25 Лист1.E7:Лист1.E7 Лист1.E8:Лист1.E25 Лист1.G5:Лист1.G6 Лист1.G8:Лист1.G24 Лист1.H5:Лист1.H6 Лист1.H8:Лист1.H24 Лист1.I5:Лист1.I6 Лист1.I8:Лист1.I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4"/>
        <table:table-column table:style-name="co2" table:default-cell-style-name="ce4"/>
        <table:table-column table:style-name="co2" table:number-columns-repeated="3" table:default-cell-style-name="ce5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Лабораторная работа №5</text:p>
          </table:table-cell>
          <table:covered-table-cell table:number-columns-repeated="3"/>
          <table:covered-table-cell table:style-name="ce2"/>
          <table:covered-table-cell/>
          <table:covered-table-cell table:number-columns-repeated="3" table:style-name="ce4"/>
          <table:covered-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Цель:</text:p>
          </table:table-cell>
          <table:table-cell table:number-columns-spanned="9" table:number-rows-spanned="1"/>
          <table:covered-table-cell table:number-columns-repeated="2"/>
          <table:covered-table-cell table:style-name="ce2"/>
          <table:covered-table-cell/>
          <table:covered-table-cell table:number-columns-repeated="3" table:style-name="ce4"/>
          <table:covered-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4" table:number-columns-repeated="3"/>
          <table:table-cell/>
        </table:table-row>
        <table:table-row table:style-name="ro1">
          <table:table-cell table:style-name="ce1" office:value-type="string" calcext:value-type="string">
            <text:p>Ход работы:</text:p>
          </table:table-cell>
          <table:table-cell table:number-columns-repeated="3"/>
          <table:table-cell table:style-name="ce2"/>
          <table:table-cell/>
          <table:table-cell table:style-name="ce4" office:value-type="string" calcext:value-type="string">
            <text:p><text:span text:style-name="T1">Альфа</text:span></text:p>
          </table:table-cell>
          <table:table-cell table:style-name="ce4" office:value-type="string" calcext:value-type="string">
            <text:p><text:span text:style-name="T1">Альфа</text:span></text:p>
          </table:table-cell>
          <table:table-cell table:style-name="ce4" office:value-type="string" calcext:value-type="string">
            <text:p><text:span text:style-name="T1">Альфа</text:span></text:p>
          </table:table-cell>
          <table:table-cell/>
        </table:table-row>
        <table:table-row table:style-name="ro1">
          <table:table-cell table:number-columns-repeated="4"/>
          <table:table-cell table:style-name="ce2"/>
          <table:table-cell/>
          <table:table-cell table:style-name="ce4" office:value-type="float" office:value="0.2" calcext:value-type="float">
            <text:p>0,2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8" calcext:value-type="float">
            <text:p>0,8</text:p>
          </table:table-cell>
          <table:table-cell/>
        </table:table-row>
        <table:table-row table:style-name="ro1">
          <table:table-cell office:value-type="string" calcext:value-type="string">
            <text:p>Год</text:p>
          </table:table-cell>
          <table:table-cell office:value-type="string" calcext:value-type="string">
            <text:p>Квартал</text:p>
          </table:table-cell>
          <table:table-cell office:value-type="string" calcext:value-type="string">
            <text:p>Размер реализации</text:p>
          </table:table-cell>
          <table:table-cell/>
          <table:table-cell office:value-type="string" calcext:value-type="string">
            <text:p>Скользящая средняя</text:p>
          </table:table-cell>
          <table:table-cell/>
          <table:table-cell table:style-name="ce4" office:value-type="string" calcext:value-type="string">
            <text:p><text:span text:style-name="T1">Столбец 1</text:span></text:p>
          </table:table-cell>
          <table:table-cell table:style-name="ce4" office:value-type="string" calcext:value-type="string">
            <text:p><text:span text:style-name="T1">Столбец 1</text:span></text:p>
          </table:table-cell>
          <table:table-cell table:style-name="ce4" office:value-type="string" calcext:value-type="string">
            <text:p><text:span text:style-name="T1">Столбец 1</text:span></text:p>
          </table:table-cell>
          <table:table-cell/>
        </table:table-row>
        <table:table-row table:style-name="ro1">
          <table:table-cell office:value-type="float" office:value="2009" calcext:value-type="float" table:number-columns-spanned="1" table:number-rows-spanned="4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string" calcext:value-type="string">
            <text:p>—</text:p>
          </table:table-cell>
          <table:table-cell/>
          <table:table-cell table:formula="of:=[$Лист1.$C$8]" office:value-type="float" office:value="175" calcext:value-type="float">
            <text:p>175,00</text:p>
          </table:table-cell>
          <table:table-cell table:formula="of:=[$Лист1.$C$8]" office:value-type="float" office:value="175" calcext:value-type="float">
            <text:p>175,00</text:p>
          </table:table-cell>
          <table:table-cell table:formula="of:=[$Лист1.$C$8]" office:value-type="float" office:value="175" calcext:value-type="float">
            <text:p>175,00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63" calcext:value-type="float">
            <text:p>263</text:p>
          </table:table-cell>
          <table:table-cell/>
          <table:table-cell table:formula="of:=ROUND(AVERAGE([.C8:.C10]); 2)" office:value-type="float" office:value="254.67" calcext:value-type="float">
            <text:p>254,67</text:p>
          </table:table-cell>
          <table:table-cell/>
          <table:table-cell table:formula="of:=[$Лист1.$G$6] * [$Лист1.$C$8] + (1 - [$Лист1.$G$6]) * [$Лист1.$G$8]" office:value-type="float" office:value="175" calcext:value-type="float">
            <text:p>175,00</text:p>
          </table:table-cell>
          <table:table-cell table:formula="of:=[$Лист1.$H$6] * [$Лист1.$C$8] + (1 - [$Лист1.$H$6]) * [$Лист1.$H$8]" office:value-type="float" office:value="175" calcext:value-type="float">
            <text:p>175,00</text:p>
          </table:table-cell>
          <table:table-cell table:formula="of:=[$Лист1.$I$6] * [$Лист1.$C$8] + (1 - [$Лист1.$I$6]) * [$Лист1.$I$8]" office:value-type="float" office:value="175" calcext:value-type="float">
            <text:p>175,00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ROUND(AVERAGE([.C9:.C11]); 2)" office:value-type="float" office:value="295.33" calcext:value-type="float">
            <text:p>295,33</text:p>
          </table:table-cell>
          <table:table-cell/>
          <table:table-cell table:formula="of:=[$Лист1.$G$6] * [$Лист1.$C$9] + (1 - [$Лист1.$G$6]) * [$Лист1.$G$9]" office:value-type="float" office:value="192.6" calcext:value-type="float">
            <text:p>192,60</text:p>
          </table:table-cell>
          <table:table-cell table:formula="of:=[$Лист1.$H$6] * [$Лист1.$C$9] + (1 - [$Лист1.$H$6]) * [$Лист1.$H$9]" office:value-type="float" office:value="219" calcext:value-type="float">
            <text:p>219,00</text:p>
          </table:table-cell>
          <table:table-cell table:formula="of:=[$Лист1.$I$6] * [$Лист1.$C$9] + (1 - [$Лист1.$I$6]) * [$Лист1.$I$9]" office:value-type="float" office:value="245.4" calcext:value-type="float">
            <text:p>245,40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ROUND(AVERAGE([.C10:.C12]); 2)" office:value-type="float" office:value="290" calcext:value-type="float">
            <text:p>290</text:p>
          </table:table-cell>
          <table:table-cell/>
          <table:table-cell table:formula="of:=[$Лист1.$G$6] * [$Лист1.$C$10] + (1 - [$Лист1.$G$6]) * [$Лист1.$G$10]" office:value-type="float" office:value="219.28" calcext:value-type="float">
            <text:p>219,28</text:p>
          </table:table-cell>
          <table:table-cell table:formula="of:=[$Лист1.$H$6] * [$Лист1.$C$10] + (1 - [$Лист1.$H$6]) * [$Лист1.$H$10]" office:value-type="float" office:value="272.5" calcext:value-type="float">
            <text:p>272,50</text:p>
          </table:table-cell>
          <table:table-cell table:formula="of:=[$Лист1.$I$6] * [$Лист1.$C$10] + (1 - [$Лист1.$I$6]) * [$Лист1.$I$10]" office:value-type="float" office:value="309.88" calcext:value-type="float">
            <text:p>309,88</text:p>
          </table:table-cell>
          <table:table-cell/>
        </table:table-row>
        <table:table-row table:style-name="ro1">
          <table:table-cell office:value-type="float" office:value="2010" calcext:value-type="float" table:number-columns-spanned="1" table:number-rows-spanned="4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247" calcext:value-type="float">
            <text:p>247</text:p>
          </table:table-cell>
          <table:table-cell/>
          <table:table-cell table:formula="of:=ROUND(AVERAGE([.C11:.C13]); 2)" office:value-type="float" office:value="280.67" calcext:value-type="float">
            <text:p>280,67</text:p>
          </table:table-cell>
          <table:table-cell/>
          <table:table-cell table:formula="of:=[$Лист1.$G$6] * [$Лист1.$C$11] + (1 - [$Лист1.$G$6]) * [$Лист1.$G$11]" office:value-type="float" office:value="234.824" calcext:value-type="float">
            <text:p>234,82</text:p>
          </table:table-cell>
          <table:table-cell table:formula="of:=[$Лист1.$H$6] * [$Лист1.$C$11] + (1 - [$Лист1.$H$6]) * [$Лист1.$H$11]" office:value-type="float" office:value="284.75" calcext:value-type="float">
            <text:p>284,75</text:p>
          </table:table-cell>
          <table:table-cell table:formula="of:=[$Лист1.$I$6] * [$Лист1.$C$11] + (1 - [$Лист1.$I$6]) * [$Лист1.$I$11]" office:value-type="float" office:value="299.576" calcext:value-type="float">
            <text:p>299,58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298" calcext:value-type="float">
            <text:p>298</text:p>
          </table:table-cell>
          <table:table-cell/>
          <table:table-cell table:formula="of:=ROUND(AVERAGE([.C12:.C14]); 2)" office:value-type="float" office:value="303.67" calcext:value-type="float">
            <text:p>303,67</text:p>
          </table:table-cell>
          <table:table-cell/>
          <table:table-cell table:formula="of:=[$Лист1.$G$6] * [$Лист1.$C$12] + (1 - [$Лист1.$G$6]) * [$Лист1.$G$12]" office:value-type="float" office:value="237.2592" calcext:value-type="float">
            <text:p>237,26</text:p>
          </table:table-cell>
          <table:table-cell table:formula="of:=[$Лист1.$H$6] * [$Лист1.$C$12] + (1 - [$Лист1.$H$6]) * [$Лист1.$H$12]" office:value-type="float" office:value="265.875" calcext:value-type="float">
            <text:p>265,88</text:p>
          </table:table-cell>
          <table:table-cell table:formula="of:=[$Лист1.$I$6] * [$Лист1.$C$12] + (1 - [$Лист1.$I$6]) * [$Лист1.$I$12]" office:value-type="float" office:value="257.5152" calcext:value-type="float">
            <text:p>257,52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/>
          <table:table-cell table:formula="of:=ROUND(AVERAGE([.C13:.C15]); 2)" office:value-type="float" office:value="335" calcext:value-type="float">
            <text:p>335</text:p>
          </table:table-cell>
          <table:table-cell/>
          <table:table-cell table:formula="of:=[$Лист1.$G$6] * [$Лист1.$C$13] + (1 - [$Лист1.$G$6]) * [$Лист1.$G$13]" office:value-type="float" office:value="249.40736" calcext:value-type="float">
            <text:p>249,41</text:p>
          </table:table-cell>
          <table:table-cell table:formula="of:=[$Лист1.$H$6] * [$Лист1.$C$13] + (1 - [$Лист1.$H$6]) * [$Лист1.$H$13]" office:value-type="float" office:value="281.9375" calcext:value-type="float">
            <text:p>281,94</text:p>
          </table:table-cell>
          <table:table-cell table:formula="of:=[$Лист1.$I$6] * [$Лист1.$C$13] + (1 - [$Лист1.$I$6]) * [$Лист1.$I$13]" office:value-type="float" office:value="289.90304" calcext:value-type="float">
            <text:p>289,90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41" calcext:value-type="float">
            <text:p>341</text:p>
          </table:table-cell>
          <table:table-cell/>
          <table:table-cell table:formula="of:=ROUND(AVERAGE([.C14:.C16]); 2)" office:value-type="float" office:value="375.67" calcext:value-type="float">
            <text:p>375,67</text:p>
          </table:table-cell>
          <table:table-cell/>
          <table:table-cell table:formula="of:=[$Лист1.$G$6] * [$Лист1.$C$14] + (1 - [$Лист1.$G$6]) * [$Лист1.$G$14]" office:value-type="float" office:value="272.725888" calcext:value-type="float">
            <text:p>272,73</text:p>
          </table:table-cell>
          <table:table-cell table:formula="of:=[$Лист1.$H$6] * [$Лист1.$C$14] + (1 - [$Лист1.$H$6]) * [$Лист1.$H$14]" office:value-type="float" office:value="323.96875" calcext:value-type="float">
            <text:p>323,97</text:p>
          </table:table-cell>
          <table:table-cell table:formula="of:=[$Лист1.$I$6] * [$Лист1.$C$14] + (1 - [$Лист1.$I$6]) * [$Лист1.$I$14]" office:value-type="float" office:value="350.780608" calcext:value-type="float">
            <text:p>350,78</text:p>
          </table:table-cell>
          <table:table-cell/>
        </table:table-row>
        <table:table-row table:style-name="ro1">
          <table:table-cell office:value-type="float" office:value="2011" calcext:value-type="float" table:number-columns-spanned="1" table:number-rows-spanned="4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20" calcext:value-type="float">
            <text:p>420</text:p>
          </table:table-cell>
          <table:table-cell/>
          <table:table-cell table:formula="of:=ROUND(AVERAGE([.C15:.C17]); 2)" office:value-type="float" office:value="400.67" calcext:value-type="float">
            <text:p>400,67</text:p>
          </table:table-cell>
          <table:table-cell/>
          <table:table-cell table:formula="of:=[$Лист1.$G$6] * [$Лист1.$C$15] + (1 - [$Лист1.$G$6]) * [$Лист1.$G$15]" office:value-type="float" office:value="286.3807104" calcext:value-type="float">
            <text:p>286,38</text:p>
          </table:table-cell>
          <table:table-cell table:formula="of:=[$Лист1.$H$6] * [$Лист1.$C$15] + (1 - [$Лист1.$H$6]) * [$Лист1.$H$15]" office:value-type="float" office:value="332.484375" calcext:value-type="float">
            <text:p>332,48</text:p>
          </table:table-cell>
          <table:table-cell table:formula="of:=[$Лист1.$I$6] * [$Лист1.$C$15] + (1 - [$Лист1.$I$6]) * [$Лист1.$I$15]" office:value-type="float" office:value="342.9561216" calcext:value-type="float">
            <text:p>342,96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41" calcext:value-type="float">
            <text:p>441</text:p>
          </table:table-cell>
          <table:table-cell/>
          <table:table-cell table:formula="of:=ROUND(AVERAGE([.C16:.C18]); 2)" office:value-type="float" office:value="438" calcext:value-type="float">
            <text:p>438</text:p>
          </table:table-cell>
          <table:table-cell/>
          <table:table-cell table:formula="of:=[$Лист1.$G$6] * [$Лист1.$C$16] + (1 - [$Лист1.$G$6]) * [$Лист1.$G$16]" office:value-type="float" office:value="313.10456832" calcext:value-type="float">
            <text:p>313,10</text:p>
          </table:table-cell>
          <table:table-cell table:formula="of:=[$Лист1.$H$6] * [$Лист1.$C$16] + (1 - [$Лист1.$H$6]) * [$Лист1.$H$16]" office:value-type="float" office:value="376.2421875" calcext:value-type="float">
            <text:p>376,24</text:p>
          </table:table-cell>
          <table:table-cell table:formula="of:=[$Лист1.$I$6] * [$Лист1.$C$16] + (1 - [$Лист1.$I$6]) * [$Лист1.$I$16]" office:value-type="float" office:value="404.59122432" calcext:value-type="float">
            <text:p>404,59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53" calcext:value-type="float">
            <text:p>453</text:p>
          </table:table-cell>
          <table:table-cell/>
          <table:table-cell table:formula="of:=ROUND(AVERAGE([.C17:.C19]); 2)" office:value-type="float" office:value="431" calcext:value-type="float">
            <text:p>431</text:p>
          </table:table-cell>
          <table:table-cell/>
          <table:table-cell table:formula="of:=[$Лист1.$G$6] * [$Лист1.$C$17] + (1 - [$Лист1.$G$6]) * [$Лист1.$G$17]" office:value-type="float" office:value="338.683654656" calcext:value-type="float">
            <text:p>338,68</text:p>
          </table:table-cell>
          <table:table-cell table:formula="of:=[$Лист1.$H$6] * [$Лист1.$C$17] + (1 - [$Лист1.$H$6]) * [$Лист1.$H$17]" office:value-type="float" office:value="408.62109375" calcext:value-type="float">
            <text:p>408,62</text:p>
          </table:table-cell>
          <table:table-cell table:formula="of:=[$Лист1.$I$6] * [$Лист1.$C$17] + (1 - [$Лист1.$I$6]) * [$Лист1.$I$17]" office:value-type="float" office:value="433.718244864" calcext:value-type="float">
            <text:p>433,72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399" calcext:value-type="float">
            <text:p>399</text:p>
          </table:table-cell>
          <table:table-cell/>
          <table:table-cell table:formula="of:=ROUND(AVERAGE([.C18:.C20]); 2)" office:value-type="float" office:value="426" calcext:value-type="float">
            <text:p>426</text:p>
          </table:table-cell>
          <table:table-cell/>
          <table:table-cell table:formula="of:=[$Лист1.$G$6] * [$Лист1.$C$18] + (1 - [$Лист1.$G$6]) * [$Лист1.$G$18]" office:value-type="float" office:value="361.5469237248" calcext:value-type="float">
            <text:p>361,55</text:p>
          </table:table-cell>
          <table:table-cell table:formula="of:=[$Лист1.$H$6] * [$Лист1.$C$18] + (1 - [$Лист1.$H$6]) * [$Лист1.$H$18]" office:value-type="float" office:value="430.810546875" calcext:value-type="float">
            <text:p>430,81</text:p>
          </table:table-cell>
          <table:table-cell table:formula="of:=[$Лист1.$I$6] * [$Лист1.$C$18] + (1 - [$Лист1.$I$6]) * [$Лист1.$I$18]" office:value-type="float" office:value="449.1436489728" calcext:value-type="float">
            <text:p>449,14</text:p>
          </table:table-cell>
          <table:table-cell/>
        </table:table-row>
        <table:table-row table:style-name="ro1">
          <table:table-cell office:value-type="float" office:value="2012" calcext:value-type="float" table:number-columns-spanned="1" table:number-rows-spanned="4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26" calcext:value-type="float">
            <text:p>426</text:p>
          </table:table-cell>
          <table:table-cell/>
          <table:table-cell table:formula="of:=ROUND(AVERAGE([.C19:.C21]); 2)" office:value-type="float" office:value="424.67" calcext:value-type="float">
            <text:p>424,67</text:p>
          </table:table-cell>
          <table:table-cell/>
          <table:table-cell table:formula="of:=[$Лист1.$G$6] * [$Лист1.$C$19] + (1 - [$Лист1.$G$6]) * [$Лист1.$G$19]" office:value-type="float" office:value="369.03753897984" calcext:value-type="float">
            <text:p>369,04</text:p>
          </table:table-cell>
          <table:table-cell table:formula="of:=[$Лист1.$H$6] * [$Лист1.$C$19] + (1 - [$Лист1.$H$6]) * [$Лист1.$H$19]" office:value-type="float" office:value="414.9052734375" calcext:value-type="float">
            <text:p>414,91</text:p>
          </table:table-cell>
          <table:table-cell table:formula="of:=[$Лист1.$I$6] * [$Лист1.$C$19] + (1 - [$Лист1.$I$6]) * [$Лист1.$I$19]" office:value-type="float" office:value="409.02872979456" calcext:value-type="float">
            <text:p>409,03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449" calcext:value-type="float">
            <text:p>449</text:p>
          </table:table-cell>
          <table:table-cell/>
          <table:table-cell table:formula="of:=ROUND(AVERAGE([.C20:.C22]); 2)" office:value-type="float" office:value="452.33" calcext:value-type="float">
            <text:p>452,33</text:p>
          </table:table-cell>
          <table:table-cell/>
          <table:table-cell table:formula="of:=[$Лист1.$G$6] * [$Лист1.$C$20] + (1 - [$Лист1.$G$6]) * [$Лист1.$G$20]" office:value-type="float" office:value="380.430031183872" calcext:value-type="float">
            <text:p>380,43</text:p>
          </table:table-cell>
          <table:table-cell table:formula="of:=[$Лист1.$H$6] * [$Лист1.$C$20] + (1 - [$Лист1.$H$6]) * [$Лист1.$H$20]" office:value-type="float" office:value="420.45263671875" calcext:value-type="float">
            <text:p>420,45</text:p>
          </table:table-cell>
          <table:table-cell table:formula="of:=[$Лист1.$I$6] * [$Лист1.$C$20] + (1 - [$Лист1.$I$6]) * [$Лист1.$I$20]" office:value-type="float" office:value="422.605745958912" calcext:value-type="float">
            <text:p>422,61</text:p>
          </table:table-cell>
          <table:table-cell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/>
          <table:table-cell table:formula="of:=ROUND(AVERAGE([.C21:.C23]); 2)" office:value-type="float" office:value="463.67" calcext:value-type="float">
            <text:p>463,67</text:p>
          </table:table-cell>
          <table:table-cell/>
          <table:table-cell table:formula="of:=[$Лист1.$G$6] * [$Лист1.$C$21] + (1 - [$Лист1.$G$6]) * [$Лист1.$G$21]" office:value-type="float" office:value="394.144024947098" calcext:value-type="float">
            <text:p>394,14</text:p>
          </table:table-cell>
          <table:table-cell table:formula="of:=[$Лист1.$H$6] * [$Лист1.$C$21] + (1 - [$Лист1.$H$6]) * [$Лист1.$H$21]" office:value-type="float" office:value="434.726318359375" calcext:value-type="float">
            <text:p>434,73</text:p>
          </table:table-cell>
          <table:table-cell table:formula="of:=[$Лист1.$I$6] * [$Лист1.$C$21] + (1 - [$Лист1.$I$6]) * [$Лист1.$I$21]" office:value-type="float" office:value="443.721149191782" calcext:value-type="float">
            <text:p>443,72</text:p>
          </table:table-cell>
          <table:table-cell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460" calcext:value-type="float">
            <text:p>460</text:p>
          </table:table-cell>
          <table:table-cell/>
          <table:table-cell table:formula="of:=ROUND(AVERAGE([.C22:.C24]); 2)" office:value-type="float" office:value="466.11" calcext:value-type="float">
            <text:p>466,11</text:p>
          </table:table-cell>
          <table:table-cell/>
          <table:table-cell table:formula="of:=[$Лист1.$G$6] * [$Лист1.$C$22] + (1 - [$Лист1.$G$6]) * [$Лист1.$G$22]" office:value-type="float" office:value="411.715219957678" calcext:value-type="float">
            <text:p>411,72</text:p>
          </table:table-cell>
          <table:table-cell table:formula="of:=[$Лист1.$H$6] * [$Лист1.$C$22] + (1 - [$Лист1.$H$6]) * [$Лист1.$H$22]" office:value-type="float" office:value="458.363159179688" calcext:value-type="float">
            <text:p>458,36</text:p>
          </table:table-cell>
          <table:table-cell table:formula="of:=[$Лист1.$I$6] * [$Лист1.$C$22] + (1 - [$Лист1.$I$6]) * [$Лист1.$I$22]" office:value-type="float" office:value="474.344229838357" calcext:value-type="float">
            <text:p>474,34</text:p>
          </table:table-cell>
          <table:table-cell/>
        </table:table-row>
        <table:table-row table:style-name="ro1">
          <table:table-cell office:value-type="float" office:value="2013" calcext:value-type="float" table:number-columns-spanned="1" table:number-rows-spanned="2">
            <text:p>2013</text:p>
          </table:table-cell>
          <table:table-cell office:value-type="float" office:value="1" calcext:value-type="float">
            <text:p>1</text:p>
          </table:table-cell>
          <table:table-cell table:style-name="ce3" table:formula="of:=[.E22]+(([.C23]-[.C22])/3)" office:value-type="float" office:value="456.336666666667" calcext:value-type="float">
            <text:p>456,34</text:p>
          </table:table-cell>
          <table:table-cell/>
          <table:table-cell table:formula="of:=ROUND(AVERAGE([.C23:.C25]); 2)" office:value-type="float" office:value="460.41" calcext:value-type="float">
            <text:p>460,41</text:p>
          </table:table-cell>
          <table:table-cell/>
          <table:table-cell table:formula="of:=[$Лист1.$G$6] * [$Лист1.$C$23] + (1 - [$Лист1.$G$6]) * [$Лист1.$G$23]" office:value-type="float" office:value="421.372175966143" calcext:value-type="float">
            <text:p>421,37</text:p>
          </table:table-cell>
          <table:table-cell table:formula="of:=[$Лист1.$H$6] * [$Лист1.$C$23] + (1 - [$Лист1.$H$6]) * [$Лист1.$H$23]" office:value-type="float" office:value="459.181579589844" calcext:value-type="float">
            <text:p>459,18</text:p>
          </table:table-cell>
          <table:table-cell table:formula="of:=[$Лист1.$I$6] * [$Лист1.$C$23] + (1 - [$Лист1.$I$6]) * [$Лист1.$I$23]" office:value-type="float" office:value="462.868845967671" calcext:value-type="float">
            <text:p>462,87</text:p>
          </table:table-cell>
          <table:table-cell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3" table:formula="of:=[.E23]+(([.C24]-[.C23])/3)" office:value-type="float" office:value="464.888888888889" calcext:value-type="float">
            <text:p>464,89</text:p>
          </table:table-cell>
          <table:table-cell/>
          <table:table-cell office:value-type="string" calcext:value-type="string">
            <text:p>—</text:p>
          </table:table-cell>
          <table:table-cell/>
          <table:table-cell table:style-name="ce4" table:number-columns-repeated="3"/>
          <table:table-cell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ce2"/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DejaVu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11" number:min-decimal-places="11" number:min-integer-digits="1"/>
    </number:number-style>
    <number:number-style style:name="N120">
      <number:number number:decimal-places="10" number:min-decimal-places="10" number:min-integer-digits="1"/>
    </number:number-style>
    <number:number-style style:name="N119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6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number:number-style style:name="N114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0T00:26:53.257867397</meta:creation-date>
    <dc:date>2023-02-21T01:06:28.447882817</dc:date>
    <meta:editing-duration>PT1H44M14S</meta:editing-duration>
    <meta:editing-cycles>5</meta:editing-cycles>
    <meta:generator>LibreOffice/7.5.0.3$Linux_X86_64 LibreOffice_project/c21113d003cd3efa8c53188764377a8272d9d6de</meta:generator>
    <meta:document-statistic meta:table-count="1" meta:cell-count="12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bottom" svg:x="2.171cm" svg:y="7.903cm" style:legend-expansion="wide" chart:style-name="ch2"/>
        <chart:plot-area chart:style-name="ch3" table:cell-range-address="Лист1.A8:Лист1.C25 Лист1.C7:Лист1.C7 Лист1.E7:Лист1.E25 Лист1.G5:Лист1.I6 Лист1.G8:Лист1.I24" chart:data-source-has-labels="both" svg:x="0.32cm" svg:y="0.18cm" svg:width="15.36cm" svg:height="7.359cm">
          <chart:coordinate-region svg:x="1.603cm" svg:y="0.38cm" svg:width="14.077cm" svg:height="6.114cm"/>
          <chart:axis chart:dimension="x" chart:name="primary-x" chart:style-name="ch4" chartooo:axis-type="auto">
            <chartooo:date-scale/>
            <chart:categories table:cell-range-address="Лист1.A8:Лист1.B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C8:Лист1.C25" chart:label-cell-address="Лист1.C7:Лист1.C7" chart:class="chart:line">
            <chart:data-point chart:repeated="18"/>
          </chart:series>
          <chart:series chart:style-name="ch8" chart:values-cell-range-address="Лист1.E8:Лист1.E25" chart:label-cell-address="Лист1.E7:Лист1.E7" chart:class="chart:line">
            <chart:data-point chart:repeated="18"/>
          </chart:series>
          <chart:series chart:style-name="ch9" chart:values-cell-range-address="Лист1.G8:Лист1.G24" chart:label-cell-address="Лист1.G5:Лист1.G6" chart:class="chart:line">
            <chart:data-point chart:repeated="17"/>
          </chart:series>
          <chart:series chart:style-name="ch10" chart:values-cell-range-address="Лист1.H8:Лист1.H24" chart:label-cell-address="Лист1.H5:Лист1.H6" chart:class="chart:line">
            <chart:data-point chart:repeated="17"/>
          </chart:series>
          <chart:series chart:style-name="ch11" chart:values-cell-range-address="Лист1.I8:Лист1.I24" chart:label-cell-address="Лист1.I5:Лист1.I6" chart:class="chart:line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Размер реализации</text:p>
                <draw:g>
                  <svg:desc>Лист1.C7:Лист1.C7</svg:desc>
                </draw:g>
              </table:table-cell>
              <table:table-cell office:value-type="string">
                <text:p>Скользящая средняя</text:p>
                <draw:g>
                  <svg:desc>Лист1.E7:Лист1.E7</svg:desc>
                </draw:g>
              </table:table-cell>
              <table:table-cell office:value-type="string">
                <text:p>Альфа 0,2</text:p>
                <text:list>
                  <text:list-item>
                    <text:p>Альфа</text:p>
                  </text:list-item>
                  <text:list-item>
                    <text:p>0,2</text:p>
                  </text:list-item>
                </text:list>
                <draw:g>
                  <svg:desc>Лист1.G5:Лист1.G6</svg:desc>
                </draw:g>
              </table:table-cell>
              <table:table-cell office:value-type="string">
                <text:p>Альфа 0,5</text:p>
                <text:list>
                  <text:list-item>
                    <text:p>Альфа</text:p>
                  </text:list-item>
                  <text:list-item>
                    <text:p>0,5</text:p>
                  </text:list-item>
                </text:list>
                <draw:g>
                  <svg:desc>Лист1.H5:Лист1.H6</svg:desc>
                </draw:g>
              </table:table-cell>
              <table:table-cell office:value-type="string">
                <text:p>Альфа 0,8</text:p>
                <text:list>
                  <text:list-item>
                    <text:p>Альфа</text:p>
                  </text:list-item>
                  <text:list-item>
                    <text:p>0,8</text:p>
                  </text:list-item>
                </text:list>
                <draw:g>
                  <svg:desc>Лист1.I5:Лист1.I6</svg:desc>
                </draw:g>
              </table:table-cell>
            </table:table-row>
          </table:table-header-rows>
          <table:table-rows>
            <table:table-row>
              <table:table-cell office:value-type="float" office:value="2009">
                <text:p>2009 1</text:p>
                <text:list>
                  <text:list-item>
                    <text:p>2009</text:p>
                  </text:list-item>
                  <text:list-item>
                    <text:p>1</text:p>
                  </text:list-item>
                </text:list>
                <draw:g>
                  <svg:desc>Лист1.A8:Лист1.B25</svg:desc>
                </draw:g>
              </table:table-cell>
              <table:table-cell office:value-type="float" office:value="175">
                <text:p>175</text:p>
                <draw:g>
                  <svg:desc>Лист1.C8:Лист1.C25</svg:desc>
                </draw:g>
              </table:table-cell>
              <table:table-cell office:value-type="float" office:value="NaN">
                <text:p>NaN</text:p>
                <draw:g>
                  <svg:desc>Лист1.E8:Лист1.E25</svg:desc>
                </draw:g>
              </table:table-cell>
              <table:table-cell office:value-type="float" office:value="175">
                <text:p>175</text:p>
                <draw:g>
                  <svg:desc>Лист1.G8:Лист1.G24</svg:desc>
                </draw:g>
              </table:table-cell>
              <table:table-cell office:value-type="float" office:value="175">
                <text:p>175</text:p>
                <draw:g>
                  <svg:desc>Лист1.H8:Лист1.H24</svg:desc>
                </draw:g>
              </table:table-cell>
              <table:table-cell office:value-type="float" office:value="175">
                <text:p>175</text:p>
                <draw:g>
                  <svg:desc>Лист1.I8:Лист1.I24</svg:desc>
                </draw:g>
              </table:table-cell>
            </table:table-row>
            <table:table-row>
              <table:table-cell office:value-type="string">
                <text:p>2009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263">
                <text:p>263</text:p>
              </table:table-cell>
              <table:table-cell office:value-type="float" office:value="254.67">
                <text:p>254.67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string">
                <text:p>2009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326">
                <text:p>326</text:p>
              </table:table-cell>
              <table:table-cell office:value-type="float" office:value="295.33">
                <text:p>295.33</text:p>
              </table:table-cell>
              <table:table-cell office:value-type="float" office:value="192.6">
                <text:p>192.6</text:p>
              </table:table-cell>
              <table:table-cell office:value-type="float" office:value="219">
                <text:p>219</text:p>
              </table:table-cell>
              <table:table-cell office:value-type="float" office:value="245.4">
                <text:p>245.4</text:p>
              </table:table-cell>
            </table:table-row>
            <table:table-row>
              <table:table-cell office:value-type="string">
                <text:p>2009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297">
                <text:p>297</text:p>
              </table:table-cell>
              <table:table-cell office:value-type="float" office:value="290">
                <text:p>290</text:p>
              </table:table-cell>
              <table:table-cell office:value-type="float" office:value="219.28">
                <text:p>219.28</text:p>
              </table:table-cell>
              <table:table-cell office:value-type="float" office:value="272.5">
                <text:p>272.5</text:p>
              </table:table-cell>
              <table:table-cell office:value-type="float" office:value="309.88">
                <text:p>309.88</text:p>
              </table:table-cell>
            </table:table-row>
            <table:table-row>
              <table:table-cell office:value-type="float" office:value="2010">
                <text:p>2010 1</text:p>
                <text:list>
                  <text:list-item>
                    <text:p>2010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247">
                <text:p>247</text:p>
              </table:table-cell>
              <table:table-cell office:value-type="float" office:value="280.67">
                <text:p>280.67</text:p>
              </table:table-cell>
              <table:table-cell office:value-type="float" office:value="234.824">
                <text:p>234.824</text:p>
              </table:table-cell>
              <table:table-cell office:value-type="float" office:value="284.75">
                <text:p>284.75</text:p>
              </table:table-cell>
              <table:table-cell office:value-type="float" office:value="299.576">
                <text:p>299.576</text:p>
              </table:table-cell>
            </table:table-row>
            <table:table-row>
              <table:table-cell office:value-type="string">
                <text:p>2010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298">
                <text:p>298</text:p>
              </table:table-cell>
              <table:table-cell office:value-type="float" office:value="303.67">
                <text:p>303.67</text:p>
              </table:table-cell>
              <table:table-cell office:value-type="float" office:value="237.2592">
                <text:p>237.2592</text:p>
              </table:table-cell>
              <table:table-cell office:value-type="float" office:value="265.875">
                <text:p>265.875</text:p>
              </table:table-cell>
              <table:table-cell office:value-type="float" office:value="257.5152">
                <text:p>257.5152</text:p>
              </table:table-cell>
            </table:table-row>
            <table:table-row>
              <table:table-cell office:value-type="string">
                <text:p>2010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366">
                <text:p>366</text:p>
              </table:table-cell>
              <table:table-cell office:value-type="float" office:value="335">
                <text:p>335</text:p>
              </table:table-cell>
              <table:table-cell office:value-type="float" office:value="249.40736">
                <text:p>249.40736</text:p>
              </table:table-cell>
              <table:table-cell office:value-type="float" office:value="281.9375">
                <text:p>281.9375</text:p>
              </table:table-cell>
              <table:table-cell office:value-type="float" office:value="289.90304">
                <text:p>289.90304</text:p>
              </table:table-cell>
            </table:table-row>
            <table:table-row>
              <table:table-cell office:value-type="string">
                <text:p>2010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341">
                <text:p>341</text:p>
              </table:table-cell>
              <table:table-cell office:value-type="float" office:value="375.67">
                <text:p>375.67</text:p>
              </table:table-cell>
              <table:table-cell office:value-type="float" office:value="272.725888">
                <text:p>272.725888</text:p>
              </table:table-cell>
              <table:table-cell office:value-type="float" office:value="323.96875">
                <text:p>323.96875</text:p>
              </table:table-cell>
              <table:table-cell office:value-type="float" office:value="350.780608">
                <text:p>350.780608</text:p>
              </table:table-cell>
            </table:table-row>
            <table:table-row>
              <table:table-cell office:value-type="float" office:value="2011">
                <text:p>2011 1</text:p>
                <text:list>
                  <text:list-item>
                    <text:p>2011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420">
                <text:p>420</text:p>
              </table:table-cell>
              <table:table-cell office:value-type="float" office:value="400.67">
                <text:p>400.67</text:p>
              </table:table-cell>
              <table:table-cell office:value-type="float" office:value="286.3807104">
                <text:p>286.3807104</text:p>
              </table:table-cell>
              <table:table-cell office:value-type="float" office:value="332.484375">
                <text:p>332.484375</text:p>
              </table:table-cell>
              <table:table-cell office:value-type="float" office:value="342.9561216">
                <text:p>342.9561216</text:p>
              </table:table-cell>
            </table:table-row>
            <table:table-row>
              <table:table-cell office:value-type="string">
                <text:p>2011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41">
                <text:p>441</text:p>
              </table:table-cell>
              <table:table-cell office:value-type="float" office:value="438">
                <text:p>438</text:p>
              </table:table-cell>
              <table:table-cell office:value-type="float" office:value="313.10456832">
                <text:p>313.10456832</text:p>
              </table:table-cell>
              <table:table-cell office:value-type="float" office:value="376.2421875">
                <text:p>376.2421875</text:p>
              </table:table-cell>
              <table:table-cell office:value-type="float" office:value="404.59122432">
                <text:p>404.59122432</text:p>
              </table:table-cell>
            </table:table-row>
            <table:table-row>
              <table:table-cell office:value-type="string">
                <text:p>2011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53">
                <text:p>453</text:p>
              </table:table-cell>
              <table:table-cell office:value-type="float" office:value="431">
                <text:p>431</text:p>
              </table:table-cell>
              <table:table-cell office:value-type="float" office:value="338.683654656">
                <text:p>338.683654656</text:p>
              </table:table-cell>
              <table:table-cell office:value-type="float" office:value="408.62109375">
                <text:p>408.62109375</text:p>
              </table:table-cell>
              <table:table-cell office:value-type="float" office:value="433.718244864">
                <text:p>433.718244864</text:p>
              </table:table-cell>
            </table:table-row>
            <table:table-row>
              <table:table-cell office:value-type="string">
                <text:p>2011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399">
                <text:p>399</text:p>
              </table:table-cell>
              <table:table-cell office:value-type="float" office:value="426">
                <text:p>426</text:p>
              </table:table-cell>
              <table:table-cell office:value-type="float" office:value="361.5469237248">
                <text:p>361.5469237248</text:p>
              </table:table-cell>
              <table:table-cell office:value-type="float" office:value="430.810546875">
                <text:p>430.810546875</text:p>
              </table:table-cell>
              <table:table-cell office:value-type="float" office:value="449.1436489728">
                <text:p>449.1436489728</text:p>
              </table:table-cell>
            </table:table-row>
            <table:table-row>
              <table:table-cell office:value-type="float" office:value="2012">
                <text:p>2012 1</text:p>
                <text:list>
                  <text:list-item>
                    <text:p>2012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426">
                <text:p>426</text:p>
              </table:table-cell>
              <table:table-cell office:value-type="float" office:value="424.67">
                <text:p>424.67</text:p>
              </table:table-cell>
              <table:table-cell office:value-type="float" office:value="369.03753897984">
                <text:p>369.03753897984</text:p>
              </table:table-cell>
              <table:table-cell office:value-type="float" office:value="414.9052734375">
                <text:p>414.9052734375</text:p>
              </table:table-cell>
              <table:table-cell office:value-type="float" office:value="409.02872979456">
                <text:p>409.02872979456</text:p>
              </table:table-cell>
            </table:table-row>
            <table:table-row>
              <table:table-cell office:value-type="string">
                <text:p>2012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49">
                <text:p>449</text:p>
              </table:table-cell>
              <table:table-cell office:value-type="float" office:value="452.33">
                <text:p>452.33</text:p>
              </table:table-cell>
              <table:table-cell office:value-type="float" office:value="380.430031183872">
                <text:p>380.430031183872</text:p>
              </table:table-cell>
              <table:table-cell office:value-type="float" office:value="420.45263671875">
                <text:p>420.45263671875</text:p>
              </table:table-cell>
              <table:table-cell office:value-type="float" office:value="422.605745958912">
                <text:p>422.605745958912</text:p>
              </table:table-cell>
            </table:table-row>
            <table:table-row>
              <table:table-cell office:value-type="string">
                <text:p>2012 3</text:p>
                <text:list>
                  <text:list-item>
                    <text:p/>
                  </text:list-item>
                  <text:list-item>
                    <text:p>3</text:p>
                  </text:list-item>
                </text:list>
              </table:table-cell>
              <table:table-cell office:value-type="float" office:value="482">
                <text:p>482</text:p>
              </table:table-cell>
              <table:table-cell office:value-type="float" office:value="463.67">
                <text:p>463.67</text:p>
              </table:table-cell>
              <table:table-cell office:value-type="float" office:value="394.144024947098">
                <text:p>394.144024947098</text:p>
              </table:table-cell>
              <table:table-cell office:value-type="float" office:value="434.726318359375">
                <text:p>434.726318359375</text:p>
              </table:table-cell>
              <table:table-cell office:value-type="float" office:value="443.721149191782">
                <text:p>443.721149191782</text:p>
              </table:table-cell>
            </table:table-row>
            <table:table-row>
              <table:table-cell office:value-type="string">
                <text:p>2012 4</text:p>
                <text:list>
                  <text:list-item>
                    <text:p/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460">
                <text:p>460</text:p>
              </table:table-cell>
              <table:table-cell office:value-type="float" office:value="466.11">
                <text:p>466.11</text:p>
              </table:table-cell>
              <table:table-cell office:value-type="float" office:value="411.715219957678">
                <text:p>411.715219957678</text:p>
              </table:table-cell>
              <table:table-cell office:value-type="float" office:value="458.363159179688">
                <text:p>458.363159179688</text:p>
              </table:table-cell>
              <table:table-cell office:value-type="float" office:value="474.344229838357">
                <text:p>474.344229838357</text:p>
              </table:table-cell>
            </table:table-row>
            <table:table-row>
              <table:table-cell office:value-type="float" office:value="2013">
                <text:p>2013 1</text:p>
                <text:list>
                  <text:list-item>
                    <text:p>2013</text:p>
                  </text:list-item>
                  <text:list-item>
                    <text:p>1</text:p>
                  </text:list-item>
                </text:list>
              </table:table-cell>
              <table:table-cell office:value-type="float" office:value="456.336666666667">
                <text:p>456.336666666667</text:p>
              </table:table-cell>
              <table:table-cell office:value-type="float" office:value="460.41">
                <text:p>460.41</text:p>
              </table:table-cell>
              <table:table-cell office:value-type="float" office:value="421.372175966143">
                <text:p>421.372175966143</text:p>
              </table:table-cell>
              <table:table-cell office:value-type="float" office:value="459.181579589844">
                <text:p>459.181579589844</text:p>
              </table:table-cell>
              <table:table-cell office:value-type="float" office:value="462.868845967671">
                <text:p>462.868845967671</text:p>
              </table:table-cell>
            </table:table-row>
            <table:table-row>
              <table:table-cell office:value-type="string">
                <text:p>2013 2</text:p>
                <text:list>
                  <text:list-item>
                    <text:p/>
                  </text:list-item>
                  <text:list-item>
                    <text:p>2</text:p>
                  </text:list-item>
                </text:list>
              </table:table-cell>
              <table:table-cell office:value-type="float" office:value="464.888888888889">
                <text:p>464.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0.3$Linux_X86_64 LibreOffice_project/c21113d003cd3efa8c53188764377a8272d9d6de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